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bd76" officeooo:paragraph-rsid="0014bd76"/>
    </style:style>
    <style:style style:name="P2" style:family="paragraph" style:parent-style-name="Standard">
      <style:text-properties officeooo:rsid="00160391" officeooo:paragraph-rsid="00160391"/>
    </style:style>
    <style:style style:name="P3" style:family="paragraph" style:parent-style-name="Standard">
      <style:text-properties officeooo:rsid="00179173" officeooo:paragraph-rsid="001791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Уязвимость – это не слабость. Уязвимость – это эмоциональный риск и неопределенность. Это наиболее точное измерение смелости. Если готов быть уязвимым, то ты смелый.</text:p>
      <text:p text:style-name="P1">Уязвимость – это место рождения креативности, инноваций и изменений.</text:p>
      <text:p text:style-name="P1"/>
      <text:p text:style-name="P1">Авторка 6 лет изучала стыд.</text:p>
      <text:p text:style-name="P2">Стыд – это то, что мешает нам творить. Критик. Он говорит “ты недостаточно хороший”</text:p>
      <text:p text:style-name="P2">Вина - “Извини, я совершил ошибку”</text:p>
      <text:p text:style-name="P2">Стыд - “Извини, я сам – ошибка”</text:p>
      <text:p text:style-name="P2">Стыд позтивно коррелирует с насилием, депрессией, суицидом. Вина – отрицательно коррелирует.</text:p>
      <text:p text:style-name="P2">Для женщин стыд возникает как результат большого количества ожиданий и представлений о том, какими они должны быть.</text:p>
      <text:p text:style-name="P2">Для мужчин стыд возникает как результат одного – не выглядеть слабым.</text:p>
      <text:p text:style-name="P2"/>
      <text:p text:style-name="P3">Стыд растет, если есть скрытность, тишина и осуждение. Если есть эмпатия, то стыд не выживет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5T17:14:59.839416918</meta:creation-date>
    <dc:date>2020-09-15T21:24:42.462879340</dc:date>
    <meta:editing-duration>PT3H39M12S</meta:editing-duration>
    <meta:editing-cycles>1</meta:editing-cycles>
    <meta:document-statistic meta:table-count="0" meta:image-count="0" meta:object-count="0" meta:page-count="1" meta:paragraph-count="10" meta:word-count="112" meta:character-count="777" meta:non-whitespace-character-count="668"/>
    <meta:generator>LibreOffice/6.0.7.3$Linux_X86_64 LibreOffice_project/00m0$Build-3</meta:generator>
  </office:meta>
</office:document-meta>
</file>